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461c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create table users(user_id serial NOT NULL,email varchar(100) UNIQUE NOT NULL,first_name varchar(100),last_name varchar(100),password varchar(100), enabled BOOLEAN NOT NULL, PRIMARY KEY(user_id));</text:span></text:p>
      <text:p text:style-name="Standard"><text:span text:style-name="Source_20_Text"/></text:p>
      <text:p text:style-name="Standard"><text:span text:style-name="Source_20_Text">create table product(id serial NOT NULL,name varchar(100),brand varchar(100),madein varchar(100),price numeric);</text:span></text:p>
      <text:p text:style-name="Standard"><text:span text:style-name="Source_20_Text"/></text:p>
      <text:p text:style-name="Standard"><text:span text:style-name="Source_20_Text">create table roles(role_id serial NOT NULL, name varchar(100),PRIMARY KEY(role_id));</text:span></text:p>
      <text:p text:style-name="Standard"><text:span text:style-name="Source_20_Text"/></text:p>
      <text:p text:style-name="Standard"><text:span text:style-name="Source_20_Text">create table user_roles(user_id INT NOT NULL,role_id int NOT NULL,PRIMARY KEY(USER_ID,ROLE_ID),FOREIGN KEY(ROLE_ID) REFERENCES roles (role_id), FOREIGN KEY (user_id) REFERENCES users (user_id));</text:span></text:p>
      <text:p text:style-name="Standard"><text:span text:style-name="Source_20_Text"/></text:p>
      <text:p text:style-name="Standard"><text:span text:style-name="Source_20_Text">INSERT INTO PRODUCT(name,brand,madein,price) values(‘IPHONE XS MAX’,’apple’,’USA’,120000.00);</text:span></text:p>
      <text:p text:style-name="Standard"><text:span text:style-name="Source_20_Text"/></text:p>
      <text:p text:style-name="Standard"><text:span text:style-name="Source_20_Text">INSERT INTO roles (name) VALUES ('USER');</text:span></text:p>
      <text:p text:style-name="Standard"><text:span text:style-name="Source_20_Text">INSERT INTO roles(name) VALUES ('CREATOR');</text:span></text:p>
      <text:p text:style-name="Standard"><text:span text:style-name="Source_20_Text">INSERT INTO roles (name) VALUES ('EDITOR');</text:span></text:p>
      <text:p text:style-name="Standard"><text:span text:style-name="Source_20_Text">INSERT INTO roles (name) VALUES ('ADMIN');</text:span></text:p>
      <text:p text:style-name="Standard"><text:span text:style-name="Source_20_Text"/></text:p>
      <text:p text:style-name="Standard"><text:span text:style-name="Source_20_Text">insert into users(email,first_name,last_name,password,enabled,username) values('rajashekar@gmail.com','raja','shekar','$2a$04$lhxmjPx0bMO8zlbDAuK3BeTHns824b9IvMXHM6w6d3Zc2qJYOe0AW','1','praja');</text:span></text:p>
      <text:p text:style-name="Standard"><text:span text:style-name="Source_20_Text"/></text:p>
      <text:p text:style-name="Standard"><text:span text:style-name="Source_20_Text">insert into users(email,first_name,last_name,password,enabled,username) values('pavani@gmail.com','pavani','shekar','$2a$04$lhxmjPx0bMO8zlbDAuK3BeTHns824b9IvMXHM6w6d3Zc2qJYOe0AW','1','pavani');</text:span></text:p>
      <text:p text:style-name="Standard"><text:span text:style-name="Source_20_Text"/></text:p>
      <text:p text:style-name="Standard"><text:span text:style-name="Source_20_Text">insert into users(email,first_name,last_name,password,enabled,username) values('sathvik@gmail.com','sathvik','pendam','$2a$04$lhxmjPx0bMO8zlbDAuK3BeTHns824b9IvMXHM6w6d3Zc2qJYOe0AW','1','sathvik');</text:span></text:p>
      <text:p text:style-name="Standard"><text:span text:style-name="Source_20_Text"/></text:p>
      <text:p text:style-name="Standard"><text:span text:style-name="Source_20_Text">insert int</text:span><text:span text:style-name="Source_20_Text"><text:span text:style-name="T1">o</text:span></text:span><text:span text:style-name="Source_20_Text"> users(email,first_name,last_name,password,enabled,username) values('nandhini@gmail.com','nandhini','pendam','$2a$04$lhxmjPx0bMO8zlbDAuK3BeTHns824b9IvMXHM6w6d3Zc2qJYOe0AW','1','nandhini');</text:span></text:p>
      <text:p text:style-name="Standard"><text:span text:style-name="Source_20_Text"/></text:p>
      <text:p text:style-name="Standard"><text:span text:style-name="Source_20_Text">INSERT INTO user_roles(user_id, role_id) VALUES (1, 1);</text:span></text:p>
      <text:p text:style-name="Standard"><text:span text:style-name="Source_20_Text"/></text:p>
      <text:p text:style-name="Standard"><text:span text:style-name="Source_20_Text">INSERT INTO user_roles(user_id, role_id) VALUES (2,2);</text:span></text:p>
      <text:p text:style-name="Standard"><text:span text:style-name="Source_20_Text"/></text:p>
      <text:p text:style-name="Standard"><text:span text:style-name="Source_20_Text">INSERT INTO user_roles(user_id, role_id) VALUES (3,3);</text:span></text:p>
      <text:p text:style-name="Standard"><text:span text:style-name="Source_20_Text"/></text:p>
      <text:p text:style-name="Standard"><text:span text:style-name="Source_20_Text">INSERT INTO user_roles(user_id, role_id) VALUES (4,2);</text:span></text:p>
      <text:p text:style-name="Standard"><text:span text:style-name="Source_20_Text"/></text:p>
      <text:p text:style-name="Standard"><text:span text:style-name="Source_20_Text">INSERT INTO user_roles(user_id, role_id) VALUES (4,3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6:37:16.447779355</meta:creation-date>
    <dc:date>2020-11-18T22:38:39.156999325</dc:date>
    <meta:editing-duration>PT51M23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134" meta:character-count="1901" meta:non-whitespace-character-count="1785"/>
  </office:meta>
</office:document-meta>
</file>